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ating and Hydrating Before and During an 18 Mile Training Run</text:p>
      <text:p text:style-name="P1"/>
      <text:p text:style-name="P3">Tues 8/15/2017 18 miles - a training run for the marathon</text:p>
      <text:p text:style-name="P2">I ran 3 times a 6 mile slightly hilly course with a 40 second stop at my house at the end of 6 miles and again at the end of 12 miles. <text:s/>The miles splits were:</text:p>
      <text:p text:style-name="P2">1<text:span text:style-name="T1">st</text:span> <text:s/>6 miles: <text:tab/>10:16, 9:38, 9:51, 9:46, 9:33, 9:15 <text:tab/>Average = <text:s/>9:43</text:p>
      <text:p text:style-name="P2">2<text:span text:style-name="T1">nd</text:span> 6 miles: <text:tab/>10:11, 9:52, 9:27, 9:19, 9:07, 8:55 <text:tab/>Average = <text:s/>9:28</text:p>
      <text:p text:style-name="P2">3<text:span text:style-name="T1">rd</text:span> 6 miles:<text:tab/><text:tab/>10:00, 9:50, 9:54, 10:07, 9:55, 9:27<text:tab/>Average = <text:s/>9:52</text:p>
      <text:p text:style-name="P2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2"/>
      <text:p text:style-name="P2">What about calories? <text:s/>A formula that works for me is calories=300(hours-1.3), 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2"/>
      <text:p text:style-name="P2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<text:soft-page-break/>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8-18T11:50:48.46</meta:creation-date>
    <dc:date>2017-08-29T14:04:35.81</dc:date>
    <dc:creator>James Lombardi</dc:creator>
    <meta:editing-duration>PT1H15M23S</meta:editing-duration>
    <meta:editing-cycles>10</meta:editing-cycles>
    <meta:generator>OpenOffice/4.1.2$Win32 OpenOffice.org_project/412m3$Build-9782</meta:generator>
    <meta:document-statistic meta:table-count="0" meta:image-count="0" meta:object-count="0" meta:page-count="2" meta:paragraph-count="9" meta:word-count="597" meta:character-count="3077"/>
  </office:meta>
</office:document-meta>
</file>